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in" fo:margin-bottom="0.139in" loext:contextual-spacing="false" fo:line-height="200%"/>
    </style:style>
    <style:style style:name="P4" style:family="paragraph" style:parent-style-name="Standard">
      <style:paragraph-properties fo:margin-top="0.139in" fo:margin-bottom="0.139in" loext:contextual-spacing="false" fo:line-height="200%" fo:text-align="center" style:justify-single-word="false"/>
    </style:style>
    <style:style style:name="P5" style:family="paragraph" style:parent-style-name="Standard">
      <style:paragraph-properties fo:margin-left="0.5in" fo:margin-right="0in" fo:margin-top="0.139in" fo:margin-bottom="0.139in" loext:contextual-spacing="false" fo:text-indent="0in" style:auto-text-indent="false">
        <style:tab-stops/>
      </style:paragraph-properties>
      <style:text-properties fo:language="en" fo:country="US"/>
    </style:style>
    <style:style style:name="P6" style:family="paragraph" style:parent-style-name="Standard">
      <style:paragraph-properties fo:margin-left="0.5in" fo:margin-right="0in" fo:margin-top="0in" fo:margin-bottom="0.139in" loext:contextual-spacing="false" fo:text-indent="0in" style:auto-text-indent="false">
        <style:tab-stops/>
      </style:paragraph-properties>
      <style:text-properties fo:language="en" fo:country="US"/>
    </style:style>
    <style:style style:name="P7" style:family="paragraph" style:parent-style-name="Standard">
      <style:paragraph-properties fo:margin-left="0.5in" fo:margin-right="0in" fo:margin-top="0in" fo:margin-bottom="0.139in" loext:contextual-spacing="false" fo:text-indent="0in" style:auto-text-indent="false">
        <style:tab-stops/>
      </style:paragraph-properties>
    </style:style>
    <style:style style:name="P8" style:family="paragraph" style:parent-style-name="Standard">
      <style:paragraph-properties fo:margin-left="0in" fo:margin-right="0in" fo:margin-top="0in" fo:margin-bottom="0.139in" loext:contextual-spacing="false" fo:text-indent="0.5in" style:auto-text-indent="false"/>
      <style:text-properties fo:language="en" fo:country="US"/>
    </style:style>
    <style:style style:name="P9" style:family="paragraph" style:parent-style-name="Heading_20_1" style:master-page-name="MP0">
      <style:paragraph-properties fo:margin-top="0in" fo:margin-bottom="0.139in" loext:contextual-spacing="false" style:page-number="1" fo:break-before="page"/>
    </style:style>
    <style:style style:name="P10" style:family="paragraph" style:parent-style-name="Heading_20_3">
      <style:paragraph-properties fo:margin-top="0in" fo:margin-bottom="0.139in" loext:contextual-spacing="false"/>
    </style:style>
    <style:style style:name="P11" style:family="paragraph" style:parent-style-name="Heading_20_2">
      <style:paragraph-properties fo:margin-top="0in" fo:margin-bottom="0.139in" loext:contextual-spacing="false"/>
    </style:style>
    <style:style style:name="P12" style:family="paragraph" style:parent-style-name="Standard" style:list-style-name="WWNum2">
      <style:paragraph-properties fo:margin-top="0in" fo:margin-bottom="0.139in" loext:contextual-spacing="false" fo:line-height="200%"/>
    </style:style>
    <style:style style:name="P13" style:family="paragraph" style:parent-style-name="Standard" style:list-style-name="WWNum1">
      <style:paragraph-properties fo:margin-top="0in" fo:margin-bottom="0.139in" loext:contextual-spacing="false"/>
    </style:style>
    <style:style style:name="P14" style:family="paragraph" style:parent-style-name="Standard" style:list-style-name="L1">
      <style:paragraph-properties fo:margin-top="0in" fo:margin-bottom="0.139in" loext:contextual-spacing="false"/>
    </style:style>
    <style:style style:name="P15" style:family="paragraph" style:parent-style-name="Standard" style:list-style-name="L2">
      <style:paragraph-properties fo:margin-top="0in" fo:margin-bottom="0.139in" loext:contextual-spacing="false"/>
    </style:style>
    <style:style style:name="P16" style:family="paragraph" style:parent-style-name="Standard" style:list-style-name="L3">
      <style:paragraph-properties fo:margin-top="0in" fo:margin-bottom="0.139in" loext:contextual-spacing="false"/>
      <style:text-properties fo:language="en" fo:country="US"/>
    </style:style>
    <style:style style:name="P17" style:family="paragraph" style:parent-style-name="Standard" style:list-style-name="L3">
      <style:paragraph-properties fo:margin-top="0in" fo:margin-bottom="0.139in" loext:contextual-spacing="false"/>
    </style:style>
    <style:style style:name="P18" style:family="paragraph" style:parent-style-name="Standard" style:list-style-name="WWNum1">
      <style:paragraph-properties fo:margin-top="0.139in" fo:margin-bottom="0.139in" loext:contextual-spacing="false"/>
    </style:style>
    <style:style style:name="T1" style:family="text">
      <style:text-properties fo:language="en" fo:country="US"/>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 text:name="_470e1zts9bhf"/>CPSC 411 - Mobile Device Application Development</text:h>
      <text:h text:style-name="P11" text:outline-level="2"><text:bookmark text:name="_4m5i7n7jo1jx"/>Final Project, Spring 2020 Submission - May 13, 2020</text:h>
      <text:p text:style-name="P2">By adding your name below, you certify that the files that have been submitted are your team’s own original work, and that you have appropriately cited any sources of code or information other than the textbook and resources listed in the syllabus, assignment, and on the course website.</text:p>
      <text:p text:style-name="P1">Name:<text:span text:style-name="Default_20_Paragraph_20_Font"><text:span text:style-name="T1"> KIET DANG___</text:span></text:span>___________________________<text:tab/>Date: <text:span text:style-name="Default_20_Paragraph_20_Font"><text:span text:style-name="T1">03/15/20202</text:span></text:span>__________</text:p>
      <text:p text:style-name="P3">If you worked with a team, list the names of the other members:</text:p>
      <text:list xml:id="list3865365699" text:style-name="WWNum2">
        <text:list-item>
          <text:p text:style-name="P12"><text:span text:style-name="Default_20_Paragraph_20_Font"><text:span text:style-name="T1">KEVIN LIANG</text:span></text:span>________________________________________</text:p>
        </text:list-item>
        <text:list-item>
          <text:p text:style-name="P12"><text:span text:style-name="Default_20_Paragraph_20_Font"><text:span text:style-name="T1">EMILY PHAM</text:span></text:span>________________________________________</text:p>
        </text:list-item>
      </text:list>
      <text:h text:style-name="P10" text:outline-level="3"><text:bookmark text:name="_9h2rcmz4wnjc"/>CSUF email of the Dropbox account containing files for this submission</text:h>
      <text:p text:style-name="P2">(Note that this may be a team member’s account, not necessarily yours.)</text:p>
      <text:p text:style-name="P4">_______________________<text:span text:style-name="Default_20_Paragraph_20_Font"><text:span text:style-name="T1">kdang53</text:span></text:span>@csu.fullerton.edu</text:p>
      <text:p text:style-name="P2">Answer the following questions to finalize your submission. Include your answers in this document; do not use the Dropbox commenting feature.</text:p>
      <text:list xml:id="list3699013815" text:style-name="WWNum1">
        <text:list-item text:start-value="1">
          <text:p text:style-name="P18">Which Jetpack components did you choose?</text:p>
        </text:list-item>
      </text:list>
      <text:p text:style-name="P5">We chose ViewModel and ViewPaper2 components.</text:p>
      <text:list xml:id="list173537359666740" text:continue-numbering="true" text:style-name="WWNum1">
        <text:list-item>
          <text:p text:style-name="P13">How difficult was it to incorporate the Jetpack components that you used?</text:p>
        </text:list-item>
      </text:list>
      <text:p text:style-name="P8">The difficulty I think is average. However, it took us a lot of time to find out the other components before determining to choose ViewModel and ViewPaper2 components.</text:p>
      <text:list xml:id="list173536218914169" text:continue-numbering="true" text:style-name="WWNum1">
        <text:list-item>
          <text:p text:style-name="P13">Did you use any third-party libraries?</text:p>
        </text:list-item>
      </text:list>
      <text:p text:style-name="P8">Yes, we used RecyclerView, OkHttp3, and Gson.</text:p>
      <text:list xml:id="list173538156590195" text:continue-numbering="true" text:style-name="WWNum1">
        <text:list-item>
          <text:p text:style-name="P13">List any resources (e.g., tutorials or example code) that you found helpful when building the project.</text:p>
        </text:list-item>
      </text:list>
      <text:list xml:id="list1982482848" text:style-name="L1">
        <text:list-item>
          <text:p text:style-name="P14"><text:span text:style-name="Default_20_Paragraph_20_Font"><text:span text:style-name="T1">Look Deep Into ViewPaper2 (</text:span></text:span><text:a xlink:type="simple" xlink:href="https://proandroiddev.com/look-deep-into-viewpager2-13eb8e06e419" office:target-frame-name="_top" xlink:show="replace" text:style-name="Internet_20_link" text:visited-style-name="Visited_20_Internet_20_Link"><text:span text:style-name="Hyperlink">https://proandroiddev.com/look-deep-into-viewpager2-13eb8e06e419</text:span></text:a><text:span text:style-name="Default_20_Paragraph_20_Font"><text:span text:style-name="T1">)</text:span></text:span></text:p>
        </text:list-item>
        <text:list-item>
          <text:p text:style-name="P14"><text:span text:style-name="Default_20_Paragraph_20_Font"><text:span text:style-name="T1">OkHttp Recipes (</text:span></text:span><text:a xlink:type="simple" xlink:href="https://square.github.io/okhttp/recipes/" office:target-frame-name="_top" xlink:show="replace" text:style-name="Internet_20_link" text:visited-style-name="Visited_20_Internet_20_Link"><text:span text:style-name="Hyperlink">https://square.github.io/okhttp/recipes/</text:span></text:a><text:span text:style-name="Default_20_Paragraph_20_Font"><text:span text:style-name="T1">)</text:span></text:span></text:p>
        </text:list-item>
        <text:list-item>
          <text:p text:style-name="P14">Kotlin Android – AlertDialog<text:span text:style-name="Default_20_Paragraph_20_Font"><text:span text:style-name="T1"> (</text:span></text:span><text:a xlink:type="simple" xlink:href="https://www.tutorialkart.com/kotlin-android/android-alert-dialog-example/" office:target-frame-name="_top" xlink:show="replace" text:style-name="Internet_20_link" text:visited-style-name="Visited_20_Internet_20_Link"><text:span text:style-name="Hyperlink">https://www.tutorialkart.com/kotlin-android/android-alert-</text:span></text:a><text:soft-page-break/><text:a xlink:type="simple" xlink:href="https://www.tutorialkart.com/kotlin-android/android-alert-dialog-example/" office:target-frame-name="_top" xlink:show="replace" text:style-name="Internet_20_link" text:visited-style-name="Visited_20_Internet_20_Link"><text:span text:style-name="Hyperlink">dialog-example/</text:span></text:a><text:span text:style-name="Default_20_Paragraph_20_Font"><text:span text:style-name="T1">)</text:span></text:span></text:p>
        </text:list-item>
        <text:list-item>
          <text:p text:style-name="P14"><text:span text:style-name="Default_20_Paragraph_20_Font"><text:span text:style-name="T1">Android EditText wraps three dots (</text:span></text:span><text:a xlink:type="simple" xlink:href="https://stackoverflow.com/questions/12317855/android-edittext-wraps-three-dots" office:target-frame-name="_top" xlink:show="replace" text:style-name="Internet_20_link" text:visited-style-name="Visited_20_Internet_20_Link"><text:span text:style-name="Hyperlink">https://stackoverflow.com/questions/12317855/android-edittext-wraps-three-dots</text:span></text:a><text:span text:style-name="Default_20_Paragraph_20_Font"><text:span text:style-name="T1">)</text:span></text:span></text:p>
        </text:list-item>
      </text:list>
      <text:list xml:id="list173341187394348" text:style-name="WWNum1">
        <text:list-item>
          <text:p text:style-name="P13">If you had 20 extra-credit points to be apportioned among your team (including yourself), how many points would each team member receive? Explain your decision.</text:p>
        </text:list-item>
      </text:list>
      <text:p text:style-name="P6">Every of us worked hard. Kevin tried to find out Jetpack Compose and CameraX. Emily tried to find out how to use ViewPaper2 and Media &amp; playback Behavior. I tried to find out Jetpack Compose and ViewModel. However, we realized that it was hard to incorporate these components together, so we chose ViewPaper2 and ViewModel to build the app. All of us tried our best to finish our task. As a result, we hope every of us can receive 6.666 extra-credit points, and we wish it will be 7 points when you round it.</text:p>
      <text:list xml:id="list173537745263829" text:continue-numbering="true" text:style-name="WWNum1">
        <text:list-item>
          <text:p text:style-name="P13">Is there anything else I should know about your app or about your submission?</text:p>
        </text:list-item>
      </text:list>
      <text:p text:style-name="P7"><text:span text:style-name="Default_20_Paragraph_20_Font"><text:span text:style-name="T1"># </text:span></text:span>We built our own api as the database for this app. So if the api doesn't work<text:span text:style-name="Default_20_Paragraph_20_Font"><text:span text:style-name="T1"> and make the app doesn’t show anything</text:span></text:span>, please let us know before grading. We will fix it quickly.</text:p>
      <text:p text:style-name="P7"># How to use our app:</text:p>
      <text:list xml:id="list3459334476" text:style-name="L2">
        <text:list-item>
          <text:p text:style-name="P15">We use ViewModel component, so rotating the screen doesn't make the app reload the database via api.</text:p>
        </text:list-item>
        <text:list-item>
          <text:p text:style-name="P15">We use the "+" button to add new card. </text:p>
        </text:list-item>
        <text:list-item>
          <text:p text:style-name="P15">We use the "Play" button to present the front side and the back side of cards (by touching one time on screen). <text:s/>ViewPaper2 component is used to change a card ( by swiping left or right)</text:p>
        </text:list-item>
      </text:list>
      <text:p text:style-name="P6"># Features we want to implement but don’t have enough time:</text:p>
      <text:list xml:id="list511815647" text:style-name="L3">
        <text:list-item>
          <text:p text:style-name="P16">Delete a card in the list.</text:p>
        </text:list-item>
        <text:list-item>
          <text:p text:style-name="P17"><text:span text:style-name="Default_20_Paragraph_20_Font"><text:span text:style-name="T1">Register and Login functions. Every user should have their own c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none" fo:country="none"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none" fo:country="none"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margin-top="0in" fo:margin-bottom="0.0417in"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in" fo:margin-bottom="0.222in" loext:contextual-spacing="false" fo:keep-together="always" fo:hyphenation-ladder-count="no-limit" fo:keep-with-next="always"/>
      <style:text-properties fo:color="#666666" fo:font-size="15pt" style:font-size-asian="15pt" style:font-size-complex="15pt"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MacOSX_X86_64 LibreOffice_project/f82ddfca21ebc1e222a662a32b25c0c9d20169ee</meta:generator>
    <dc:title/>
    <meta:creation-date>2020-05-13T23:43:00Z</meta:creation-date>
    <dc:date>2020-05-13T17:35:35.760982230</dc:date>
    <meta:editing-cycles>4</meta:editing-cycles>
    <meta:editing-duration>PT49M55S</meta:editing-duration>
    <meta:document-statistic meta:table-count="0" meta:image-count="0" meta:object-count="0" meta:page-count="2" meta:paragraph-count="33" meta:word-count="512" meta:character-count="3277" meta:non-whitespace-character-count="2812"/>
    <meta:template xlink:type="simple" xlink:actuate="onRequest" xlink:title="" xlink:href="Normal.dotm"/>
  </office:meta>
</office:document-meta>
</file>